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Text_20_body"><text:span text:style-name="T1">Figure 1: The important steps in using this template are (1) to pick the new name for your repository, (2) to make sure </text:span>“<text:span text:style-name="T1">Include all branches</text:span>”<text:span text:style-name="T1"> is checked, and (3) to finish the process by clicking on </text:span>“<text:span text:style-name="T1">Create repository from template</text:span>”<text:span text:style-name="T1">.</text:span></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1], and <text:span text:style-name="Source_Text">[@Camerano1880EquViv]</text:span> produces [2].</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4/"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rst_20_paragraph"><text:span text:style-name="T1">Figure 2: This is the legend of the figure, which will be shown in the margin in preprint mode, and underneath the figure in draft mode. The legend can contain references, etc. It is advised to use a resolution of at least 600dpi for the figures.</text:span></text:p>
<text:p text:style-name="Text_20_body">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Elton1927AniEco"><text:p text:style-name="First_20_paragraph">1. Elton, C.S. (1927) <text:span text:style-name="T1">Animal ecology</text:span>, University of Chicago Press</text:p></text:section>
<text:section text:name="ref-Camerano1880EquViv"><text:p text:style-name="Text_20_body">2. Camerano, L. (1880) Dell’equilibrio dei viventi merce la reciproca distruzione. <text:span text:style-name="T1">Atti Della R. Accad. Delle Sci. Torino</text:span> 15, 393–414</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6T19:35:54Z</meta:creation-date>
    <dc:date>2024-11-26T19:35:54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